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4pt" style:font-size-asian="24pt" style:font-size-complex="2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Standard" style:list-style-name="L1">
      <style:text-properties style:font-name="Arial" fo:font-size="11pt" style:font-size-asian="11pt" style:font-size-complex="11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äsentation</text:p>
      <text:p text:style-name="P1"/>
      <text:list xml:id="list5515034849447156228" text:style-name="L1">
        <text:list-item>
          <text:p text:style-name="P3">15 Minuten + 10 Minuten</text:p>
        </text:list-item>
        <text:list-item>
          <text:p text:style-name="P3">Einbindung Publikum</text:p>
        </text:list-item>
        <text:list-item>
          <text:p text:style-name="P3">Struktur in den Folien, Konsistenz (Layout, Zeilenabstand)</text:p>
        </text:list-item>
        <text:list-item>
          <text:p text:style-name="P3">ca. 2-3 Minuten/Folie, d.h. Wir haben nur 5-10 Folien</text:p>
        </text:list-item>
        <text:list-item>
          <text:p text:style-name="P3">vorher üben, damit das auch mit der Zeit hinhaut. Punktlandung kommt bestimmt gut.</text:p>
        </text:list-item>
        <text:list-item>
          <text:p text:style-name="P3">keine Sätze, maximal 7 Zeilen</text:p>
        </text:list-item>
        <text:list-item>
          <text:p text:style-name="P3">Fonts: min. 24pt groß, einheitlich</text:p>
        </text:list-item>
        <text:list-item>
          <text:p text:style-name="P3">viele Bilder, Animationen, Diagramme</text:p>
        </text:list-item>
        <text:list-item>
          <text:p text:style-name="P3">Aufmerksamkeit soll der Zuhörer haben, nicht die Folien</text:p>
        </text:list-item>
        <text:list-item>
          <text:p text:style-name="P3">Publikum im Auge behalten</text:p>
        </text:list-item>
        <text:list-item>
          <text:p text:style-name="P3">keine langen Sätze, einfache Worte</text:p>
        </text:list-item>
        <text:list-item>
          <text:p text:style-name="P3">eigene Folien designen, irgendwas dezentes</text:p>
        </text:list-item>
        <text:list-item>
          <text:p text:style-name="P3">Fortschrittsbalken</text:p>
        </text:list-item>
        <text:list-item>
          <text:p text:style-name="P3">Fragen, ob es Fragen gibt. Selbst Fragen stellen, damit die wach bleiben</text:p>
        </text:list-item>
        <text:list-item>
          <text:p text:style-name="P3">vorher überlegen, welche Fragen eventuell gestellt werden, dazu Foli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17:06:32.69</meta:creation-date>
    <dc:date>2013-04-03T17:19:46.91</dc:date>
    <meta:editing-duration>PT9M29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16" meta:word-count="110" meta:character-count="677"/>
  </office:meta>
</office:document-meta>
</file>